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bdb" officeooo:paragraph-rsid="0000c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2:22:02.325443214</meta:creation-date>
    <dc:date>2026-02-22T12:22:28.411561680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25.8.4.2$Linux_X86_64 LibreOffice_project/0366609b1de41a39e1896ae41e33c673f2a73802</meta:generator>
  </office:meta>
</office:document-meta>
</file>